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fb77" officeooo:paragraph-rsid="000afb77"/>
    </style:style>
    <style:style style:name="P2" style:family="paragraph" style:parent-style-name="Standard">
      <style:paragraph-properties fo:text-align="center" style:justify-single-word="false"/>
      <style:text-properties fo:font-size="16pt" officeooo:rsid="000afb77" officeooo:paragraph-rsid="000afb77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afb77" officeooo:paragraph-rsid="000afb77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afb77" officeooo:paragraph-rsid="000c859b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c859b" officeooo:paragraph-rsid="000c859b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officeooo:rsid="000c85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ssignment 7</text:span> </text:p>
      <text:p text:style-name="P2"/>
      <text:p text:style-name="P3">Shared :</text:p>
      <text:p text:style-name="P3">semaphore_binary mutex = 1</text:p>
      <text:p text:style-name="P3">semaphore_binary apple_queue = 0</text:p>
      <text:p text:style-name="P3">semaphore_binary ms_queue = 0</text:p>
      <text:p text:style-name="P3">Barrier barrier(4)</text:p>
      <text:p text:style-name="P3">int apple_count = 0</text:p>
      <text:p text:style-name="P3">int ms_count = 0</text:p>
      <text:p text:style-name="P3"/>
      <text:p text:style-name="P3">algorithm for apple guy :</text:p>
      <text:p text:style-name="P3"/>
      <text:p text:style-name="P3">down(mutex)</text:p>
      <text:p text:style-name="P3">isCaptain = F</text:p>
      <text:p text:style-name="P3">apple_count++</text:p>
      <text:p text:style-name="P3">if (apple_count == 4)</text:p>
      <text:p text:style-name="P3"><text:tab/>up(apple_queue)</text:p>
      <text:p text:style-name="P3"><text:tab/>up(apple_queue)</text:p>
      <text:p text:style-name="P3"><text:tab/>up(apple_queue)</text:p>
      <text:p text:style-name="P3"><text:tab/>up(apple_queue)</text:p>
      <text:p text:style-name="P3"><text:tab/>isCaptain = T</text:p>
      <text:p text:style-name="P3"><text:tab/>apple_count = 0</text:p>
      <text:p text:style-name="P3">end if</text:p>
      <text:p text:style-name="P3">else if (apple_count == 2 &amp;&amp; ms_count &gt;= 2)</text:p>
      <text:p text:style-name="P3"><text:tab/>up(apple_queue)</text:p>
      <text:p text:style-name="P3"><text:tab/>up(apple_queue)</text:p>
      <text:p text:style-name="P3"><text:tab/>up(ms_queue)</text:p>
      <text:p text:style-name="P3"><text:tab/>up(ms_queue)</text:p>
      <text:p text:style-name="P3"><text:tab/>isCaptain = T</text:p>
      <text:p text:style-name="P3"><text:tab/>apple_count = 0</text:p>
      <text:p text:style-name="P3"><text:tab/>ms_count -= 2</text:p>
      <text:p text:style-name="P3">end else if</text:p>
      <text:p text:style-name="P3">else</text:p>
      <text:p text:style-name="P3"><text:tab/>up(mutex)</text:p>
      <text:p text:style-name="P5">end else</text:p>
      <text:p text:style-name="P5">down(apple_queue)</text:p>
      <text:p text:style-name="P4"><text:span text:style-name="T2">board()</text:span></text:p>
      <text:p text:style-name="P5">barrier.join</text:p>
      <text:p text:style-name="P3">if (isCaptain == T)</text:p>
      <text:p text:style-name="P3"><text:tab/><text:span text:style-name="T2">rowBoat()</text:span></text:p>
      <text:p text:style-name="P3"><text:tab/><text:span text:style-name="T2">up(mutex)</text:span></text:p>
      <text:p text:style-name="P5">end 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20:44:24.585861838</meta:creation-date>
    <dc:date>2018-05-28T21:07:00.450060755</dc:date>
    <meta:editing-duration>PT1M35S</meta:editing-duration>
    <meta:editing-cycles>1</meta:editing-cycles>
    <meta:document-statistic meta:table-count="0" meta:image-count="0" meta:object-count="0" meta:page-count="1" meta:paragraph-count="39" meta:word-count="92" meta:character-count="603" meta:non-whitespace-character-count="533"/>
    <meta:generator>LibreOffice/6.0.3.2$Linux_X86_64 LibreOffice_project/00m0$Build-2</meta:generator>
  </office:meta>
</office:document-meta>
</file>